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style>
    <style:style style:name="T2" style:parent-style-name="DefaultParagraphFont" style:family="text">
      <style:text-properties style:font-name-complex="Calibri" fo:font-weight="bold" style:font-weight-asian="bold" fo:font-size="10pt" style:font-size-asian="10pt"/>
    </style:style>
    <style:style style:name="P3" style:parent-style-name="Normal" style:family="paragraph">
      <style:paragraph-properties fo:margin-bottom="0.0381in"/>
    </style:style>
    <style:style style:name="T4" style:parent-style-name="DefaultParagraphFont" style:family="text">
      <style:text-properties style:font-name-complex="Calibri" fo:font-weight="bold" style:font-weight-asian="bold"/>
    </style:style>
    <style:style style:name="P5" style:parent-style-name="Normal" style:family="paragraph">
      <style:paragraph-properties fo:margin-bottom="0.0083in" fo:line-height="127%" fo:margin-left="0.0243in">
        <style:tab-stops/>
      </style:paragraph-properties>
    </style:style>
    <style:style style:name="T6" style:parent-style-name="DefaultParagraphFont" style:family="text">
      <style:text-properties style:font-name-complex="Calibri"/>
    </style:style>
    <style:style style:name="T7" style:parent-style-name="DefaultParagraphFont" style:family="text">
      <style:text-properties style:font-name-complex="Calibri" fo:color="#FF0000"/>
    </style:style>
    <style:style style:name="T8" style:parent-style-name="DefaultParagraphFont" style:family="text">
      <style:text-properties style:font-name="Segoe UI" style:font-name-asian="Times New Roman" style:font-name-complex="Segoe UI" fo:font-size="10.5pt" style:font-size-asian="10.5pt" style:font-size-complex="10.5pt" style:language-asian="en" style:country-asian="GB"/>
    </style:style>
    <style:style style:name="T9" style:parent-style-name="DefaultParagraphFont" style:family="text">
      <style:text-properties style:font-name="Segoe UI" style:font-name-asian="Times New Roman" style:font-name-complex="Segoe UI" fo:font-size="10.5pt" style:font-size-asian="10.5pt" style:font-size-complex="10.5pt" style:language-asian="en" style:country-asian="GB"/>
    </style:style>
    <style:style style:name="T10" style:parent-style-name="DefaultParagraphFont" style:family="text">
      <style:text-properties style:font-name="Segoe UI" style:font-name-asian="Times New Roman" style:font-name-complex="Segoe UI" fo:font-size="10.5pt" style:font-size-asian="10.5pt" style:font-size-complex="10.5pt" style:language-asian="en" style:country-asian="GB"/>
    </style:style>
    <style:style style:name="T11" style:parent-style-name="DefaultParagraphFont" style:family="text">
      <style:text-properties style:font-name="Segoe UI" style:font-name-asian="Times New Roman" style:font-name-complex="Segoe UI" fo:font-size="10.5pt" style:font-size-asian="10.5pt" style:font-size-complex="10.5pt" style:language-asian="en" style:country-asian="GB"/>
    </style:style>
    <style:style style:name="T12" style:parent-style-name="DefaultParagraphFont" style:family="text">
      <style:text-properties style:font-name="Segoe UI" style:font-name-asian="Times New Roman" style:font-name-complex="Segoe UI" fo:font-size="10.5pt" style:font-size-asian="10.5pt" style:font-size-complex="10.5pt" style:language-asian="en" style:country-asian="GB"/>
    </style:style>
    <style:style style:name="T13" style:parent-style-name="DefaultParagraphFont" style:family="text">
      <style:text-properties style:font-name="Segoe UI" style:font-name-asian="Times New Roman" style:font-name-complex="Segoe UI" fo:font-size="10.5pt" style:font-size-asian="10.5pt" style:font-size-complex="10.5pt" style:language-asian="en" style:country-asian="GB"/>
    </style:style>
    <style:style style:name="T14" style:parent-style-name="DefaultParagraphFont" style:family="text">
      <style:text-properties style:font-name="Segoe UI" style:font-name-asian="Times New Roman" style:font-name-complex="Segoe UI" fo:font-size="10.5pt" style:font-size-asian="10.5pt" style:font-size-complex="10.5pt" style:language-asian="en" style:country-asian="GB"/>
    </style:style>
    <style:style style:name="T15" style:parent-style-name="DefaultParagraphFont" style:family="text">
      <style:text-properties style:font-name="Segoe UI" style:font-name-asian="Times New Roman" style:font-name-complex="Segoe UI" fo:font-size="10.5pt" style:font-size-asian="10.5pt" style:font-size-complex="10.5pt" style:language-asian="en" style:country-asian="GB"/>
    </style:style>
    <style:style style:name="T16" style:parent-style-name="DefaultParagraphFont" style:family="text">
      <style:text-properties style:font-name="Segoe UI" style:font-name-asian="Times New Roman" style:font-name-complex="Segoe UI" fo:font-size="10.5pt" style:font-size-asian="10.5pt" style:font-size-complex="10.5pt" style:language-asian="en" style:country-asian="GB"/>
    </style:style>
    <style:style style:name="T17" style:parent-style-name="DefaultParagraphFont" style:family="text">
      <style:text-properties style:font-name="Segoe UI" style:font-name-asian="Times New Roman" style:font-name-complex="Segoe UI" fo:font-size="10.5pt" style:font-size-asian="10.5pt" style:font-size-complex="10.5pt" style:language-asian="en" style:country-asian="GB"/>
    </style:style>
    <style:style style:name="P18" style:parent-style-name="Normal" style:family="paragraph">
      <style:text-properties style:font-name="Segoe UI" style:font-name-asian="Times New Roman" style:font-name-complex="Segoe UI" fo:font-size="10.5pt" style:font-size-asian="10.5pt" style:font-size-complex="10.5pt" style:language-asian="en" style:country-asian="GB"/>
    </style:style>
    <style:style style:name="P19" style:parent-style-name="Normal" style:family="paragraph">
      <style:text-properties style:font-name="Segoe UI" style:font-name-asian="Times New Roman" style:font-name-complex="Segoe UI" fo:font-size="10.5pt" style:font-size-asian="10.5pt" style:font-size-complex="10.5pt" style:language-asian="en" style:country-asian="GB"/>
    </style:style>
    <style:style style:name="T20" style:parent-style-name="DefaultParagraphFont" style:family="text">
      <style:text-properties style:font-name="Segoe UI" style:font-name-asian="Times New Roman" style:font-name-complex="Segoe UI" fo:font-size="10.5pt" style:font-size-asian="10.5pt" style:font-size-complex="10.5pt" style:language-asian="en" style:country-asian="GB"/>
    </style:style>
  </office:automatic-styles>
  <office:body>
    <office:text text:use-soft-page-breaks="true">
      <text:p text:style-name="P1"><text:span text:style-name="T2">CM1705<text:s/></text:span></text:p>
      <text:p text:style-name="Normal">Stuart Mcfarlane<text:s/></text:p>
      <text:p text:style-name="Normal">2329211</text:p>
      <text:p text:style-name="P3"><text:span text:style-name="T4">Question 1:<text:s/></text:span></text:p>
      <text:p text:style-name="P5"><text:span text:style-name="T6">Why is a Version Control System useful when developing software both as an individual developer and as part of a development team?<text:s/></text:span><text:span text:style-name="T7"><text:s/></text:span></text:p>
      <text:p text:style-name="Normal">Limit: 500 Words</text:p>
      <text:p text:style-name="Normal">https://github.com/smcfarlane6/CM1705</text:p>
      <text:p text:style-name="Normal"/>
      <text:p text:style-name="Normal">“Give me a lever long enough and a fulcrum on which to place it and I shall move the world”.</text:p>
      <text:p text:style-name="Normal">-Archimedes (c.287 – c.212 BCE)</text:p>
      <text:p text:style-name="Normal">How long would that lever need to<text:s/>be<text:s/>and how could you ensure you don’t attempt to use the same lever<text:s/>twice? How can a team work on the problem without<text:s/>repetition?<text:s/></text:p>
      <text:p text:style-name="Normal">By<text:s/>using<text:s/>a version control system. <text:s/></text:p>
      <text:p text:style-name="Normal">But what exactly is a<text:s/>VCS<text:s/>and how can it be used? Here are 3 of the benefits<text:s/>that come from<text:s/>utilising a VCS</text:p>
      <text:p text:style-name="Normal"/>
      <text:p text:style-name="Normal">Accountability in Coding:</text:p>
      <text:p text:style-name="Normal">A version control system or<text:s/>VCS is<text:s/>an invaluable tool that allows the individual developer and/or a team of developers to keep track of and plot any changes<text:s/>to code during the development process.<text:s/>When it is implemented correctly it can be used to understand when and why changes were made to the code being worked on.<text:s/>Everyone’s<text:s/>changes can be tracked, and<text:s/>their<text:s/>progress, can be monitored.<text:s/></text:p>
      <text:p text:style-name="Normal">Collaboration and development:</text:p>
      <text:p text:style-name="Normal">It allows for collaboration between<text:s/>developers, even geographically diverse contributors, on a single source of the truth.<text:s/>So,<text:s/>a team that is completely remotely based can work and collaborate as efficiently and effectively as an office bound team<text:s/>without this affecting the synergy of the team. This can lead to significant savings in the development process.<text:s/><text:s/></text:p>
      <text:p text:style-name="Normal">In terms of an individual developer a VCS can be used to integrate earlier work into current projects seamlessly. This means that earlier code that has been thoroughly tested and proven to work from other projects can be integrated into current projects without having to research and develop new code. This can help to cut down significantly on development time.</text:p>
      <text:p text:style-name="Normal"/>
      <text:p text:style-name="Normal">Disaster recovery and debugging rollback:</text:p>
      <text:p text:style-name="Normal"><text:s/>It ensures that changes can be tracked and reverted to a previous version if required, either due to issues with the code or a change in parameters. It is also used in the ongoing operation and maintenance of the programme during its operational lifecycle<text:s/>A<text:s/>well<text:s/>implemented<text:s/>VCS allows the<text:s/><text:soft-page-break/>developer, or team, to go back to past work, make improvements or future changes without the possibility of accidentally introducing<text:s/>cascading<text:s/>system failure into the programme.</text:p>
      <text:p text:style-name="Normal"/>
      <text:p text:style-name="Normal">VCS can be utilised in the event of a catastrophic<text:s/><text:span text:style-name="T8">critical error or if a bug is introduced, the team can swiftly revert to a previously stable state, thus avoiding prolonged downtimes, data loss or financial impacts.</text:span><text:span text:style-name="T9"><text:s/></text:span><text:span text:style-name="T10">It can be imagined<text:s/></text:span><text:span text:style-name="T11">as a re-spawn site in<text:s/></text:span><text:span text:style-name="T12">an<text:s/></text:span><text:span text:style-name="T13">online game</text:span><text:span text:style-name="T14"><text:s/></text:span><text:span text:style-name="T15">it</text:span><text:span text:style-name="T16"><text:s/>is an efficient and reliable way of ensuring business<text:s/></text:span><text:span text:style-name="T17">continuity.</text:span></text:p>
      <text:p text:style-name="P18"/>
      <text:p text:style-name="P19">In summary,<text:s/>a<text:s/>VCS<text:s/>can be a<text:s/>useful<text:s/>asset for<text:s/>software<text:s/>developers<text:s/>and data analysts<text:s/>whether<text:s/>working<text:s/>as an individual<text:s/>or as part of a<text:s/>wider<text:s/>team<text:s/>can be<text:s/>used to<text:s/>significantly<text:s/>enhance<text:s/>the<text:s/>collaboration<text:s/>experience,<text:s/>especially in the new transition period we are experiencing<text:s/>with the rise of remote and hybrid working in the professional word.<text:s/>It simplifies<text:s/>project and code<text:s/>management, promotes<text:s/>accountability,<text:s/>and can be used to save time, effort, and financial<text:s/>outlay<text:s/>in the event of<text:s/>a<text:s/>catastrophic<text:s/>failure.<text:s/></text:p>
      <text:p text:style-name="Normal"><text:span text:style-name="T20"><text:s/></text:span></text:p>
      <text:p text:style-name="Normal"/>
      <text:p text:style-name="Normal"/>
      <text:p text:style-name="Normal"/>
      <text:p text:style-name="Normal"/>
      <text:p text:style-name="Normal"/>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meta:initial-creator>
    <dc:creator>Stuart Mcfarlane</dc:creator>
    <meta:creation-date>2023-11-12T14:28:00Z</meta:creation-date>
    <dc:date>2023-11-12T14:29:00Z</dc:date>
    <meta:template xlink:href="Normal" xlink:type="simple"/>
    <meta:editing-cycles>3</meta:editing-cycles>
    <meta:editing-duration>PT240S</meta:editing-duration>
    <meta:document-statistic meta:page-count="3" meta:paragraph-count="6" meta:word-count="482" meta:character-count="3230" meta:row-count="22" meta:non-whitespace-character-count="2754"/>
  </office:meta>
</office:document-meta>
</file>